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ClassCode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Level</text:p>
          </table:table-cell>
          <table:table-cell office:value-type="string">
            <text:p>HomeRoom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1N</text:p>
          </table:table-cell>
          <table:table-cell office:value-type="string">
            <text:p>1 North</text:p>
          </table:table-cell>
          <table:table-cell/>
          <table:table-cell office:value-type="string">
            <text:p>First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1E</text:p>
          </table:table-cell>
          <table:table-cell office:value-type="string">
            <text:p>1 East</text:p>
          </table:table-cell>
          <table:table-cell/>
          <table:table-cell office:value-type="string">
            <text:p>First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1W</text:p>
          </table:table-cell>
          <table:table-cell office:value-type="string">
            <text:p>1 West</text:p>
          </table:table-cell>
          <table:table-cell/>
          <table:table-cell office:value-type="string">
            <text:p>First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1S</text:p>
          </table:table-cell>
          <table:table-cell office:value-type="string">
            <text:p>1 South</text:p>
          </table:table-cell>
          <table:table-cell/>
          <table:table-cell office:value-type="string">
            <text:p>First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1C</text:p>
          </table:table-cell>
          <table:table-cell office:value-type="string">
            <text:p>1 Central</text:p>
          </table:table-cell>
          <table:table-cell/>
          <table:table-cell office:value-type="string">
            <text:p>First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1X</text:p>
          </table:table-cell>
          <table:table-cell office:value-type="string">
            <text:p>1 X</text:p>
          </table:table-cell>
          <table:table-cell/>
          <table:table-cell office:value-type="string">
            <text:p>First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1Y</text:p>
          </table:table-cell>
          <table:table-cell office:value-type="string">
            <text:p>1 Y</text:p>
          </table:table-cell>
          <table:table-cell/>
          <table:table-cell office:value-type="string">
            <text:p>First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string">
            <text:p>1 M</text:p>
          </table:table-cell>
          <table:table-cell/>
          <table:table-cell office:value-type="string">
            <text:p>First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2N</text:p>
          </table:table-cell>
          <table:table-cell office:value-type="string">
            <text:p>2 North</text:p>
          </table:table-cell>
          <table:table-cell/>
          <table:table-cell office:value-type="string">
            <text:p>Second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2M</text:p>
          </table:table-cell>
          <table:table-cell office:value-type="string">
            <text:p>2 M</text:p>
          </table:table-cell>
          <table:table-cell/>
          <table:table-cell office:value-type="string">
            <text:p>Second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2E</text:p>
          </table:table-cell>
          <table:table-cell office:value-type="string">
            <text:p>2 East</text:p>
          </table:table-cell>
          <table:table-cell/>
          <table:table-cell office:value-type="string">
            <text:p>Second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2S</text:p>
          </table:table-cell>
          <table:table-cell office:value-type="string">
            <text:p>2 South</text:p>
          </table:table-cell>
          <table:table-cell/>
          <table:table-cell office:value-type="string">
            <text:p>Second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2W</text:p>
          </table:table-cell>
          <table:table-cell office:value-type="string">
            <text:p>2 West</text:p>
          </table:table-cell>
          <table:table-cell/>
          <table:table-cell office:value-type="string">
            <text:p>Second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2C</text:p>
          </table:table-cell>
          <table:table-cell office:value-type="string">
            <text:p>2 Central</text:p>
          </table:table-cell>
          <table:table-cell/>
          <table:table-cell office:value-type="string">
            <text:p>Second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2X</text:p>
          </table:table-cell>
          <table:table-cell office:value-type="string">
            <text:p>2 X</text:p>
          </table:table-cell>
          <table:table-cell/>
          <table:table-cell office:value-type="string">
            <text:p>Second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3A</text:p>
          </table:table-cell>
          <table:table-cell office:value-type="string">
            <text:p>3 Arts</text:p>
          </table:table-cell>
          <table:table-cell/>
          <table:table-cell office:value-type="string">
            <text:p>Third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3 Business</text:p>
          </table:table-cell>
          <table:table-cell/>
          <table:table-cell office:value-type="string">
            <text:p>Third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3G1</text:p>
          </table:table-cell>
          <table:table-cell office:value-type="string">
            <text:p>3 General 1</text:p>
          </table:table-cell>
          <table:table-cell/>
          <table:table-cell office:value-type="string">
            <text:p>Third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3G2</text:p>
          </table:table-cell>
          <table:table-cell office:value-type="string">
            <text:p>3 General 2</text:p>
          </table:table-cell>
          <table:table-cell/>
          <table:table-cell office:value-type="string">
            <text:p>Third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3S</text:p>
          </table:table-cell>
          <table:table-cell office:value-type="string">
            <text:p>3 Science</text:p>
          </table:table-cell>
          <table:table-cell/>
          <table:table-cell office:value-type="string">
            <text:p>Third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3V</text:p>
          </table:table-cell>
          <table:table-cell office:value-type="string">
            <text:p>3 Vocational</text:p>
          </table:table-cell>
          <table:table-cell/>
          <table:table-cell office:value-type="string">
            <text:p>Third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4A</text:p>
          </table:table-cell>
          <table:table-cell office:value-type="string">
            <text:p>4 Arts</text:p>
          </table:table-cell>
          <table:table-cell/>
          <table:table-cell office:value-type="string">
            <text:p>Fourth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4B</text:p>
          </table:table-cell>
          <table:table-cell office:value-type="string">
            <text:p>4 Business</text:p>
          </table:table-cell>
          <table:table-cell/>
          <table:table-cell office:value-type="string">
            <text:p>Fourth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4G</text:p>
          </table:table-cell>
          <table:table-cell office:value-type="string">
            <text:p>4 General</text:p>
          </table:table-cell>
          <table:table-cell/>
          <table:table-cell office:value-type="string">
            <text:p>Fourth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4S</text:p>
          </table:table-cell>
          <table:table-cell office:value-type="string">
            <text:p>4 Science</text:p>
          </table:table-cell>
          <table:table-cell/>
          <table:table-cell office:value-type="string">
            <text:p>Fourth</text:p>
          </table:table-cell>
          <table:table-cell/>
          <table:table-cell office:value-type="string">
            <text:p>Active</text:p>
          </table:table-cell>
        </table:table-row>
        <table:table-row table:style-name="ro1">
          <table:table-cell office:value-type="string">
            <text:p>4V</text:p>
          </table:table-cell>
          <table:table-cell office:value-type="string">
            <text:p>4 Vocational</text:p>
          </table:table-cell>
          <table:table-cell/>
          <table:table-cell office:value-type="string">
            <text:p>Fourth</text:p>
          </table:table-cell>
          <table:table-cell/>
          <table:table-cell office:value-type="string">
            <text:p>Activ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7">06/17/2011</text:date>, <text:time>16:5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7T16:39:57</meta:creation-date>
    <dc:date>2011-06-17T16:50:02</dc:date>
    <meta:editing-duration>PT10M6S</meta:editing-duration>
    <meta:editing-cycles>12</meta:editing-cycles>
    <meta:generator>LibreOffice/3.3$Linux LibreOffice_project/330m19$Build-202</meta:generator>
    <meta:document-statistic meta:table-count="3" meta:cell-count="110" meta:object-count="0"/>
  </office:meta>
</office:document-meta>
</file>